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5cm" style:rel-width="50%" table:align="left"/>
    </style:style>
    <style:style style:name="表1.A" style:family="table-column">
      <style:table-column-properties style:column-width="1.201cm" style:rel-column-width="4630*"/>
    </style:style>
    <style:style style:name="表1.G" style:family="table-column">
      <style:table-column-properties style:column-width="1.293cm" style:rel-column-width="4987*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G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8.5cm" style:rel-width="50%" table:align="left"/>
    </style:style>
    <style:style style:name="表2.A" style:family="table-column">
      <style:table-column-properties style:column-width="1.201cm" style:rel-column-width="4630*"/>
    </style:style>
    <style:style style:name="表2.G" style:family="table-column">
      <style:table-column-properties style:column-width="1.293cm" style:rel-column-width="4987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G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5cm" style:rel-width="50%" table:align="left"/>
    </style:style>
    <style:style style:name="表3.A" style:family="table-column">
      <style:table-column-properties style:column-width="1.201cm" style:rel-column-width="4630*"/>
    </style:style>
    <style:style style:name="表3.G" style:family="table-column">
      <style:table-column-properties style:column-width="1.293cm" style:rel-column-width="4987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G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5cm" style:rel-width="50%" table:align="left"/>
    </style:style>
    <style:style style:name="表4.A" style:family="table-column">
      <style:table-column-properties style:column-width="1.201cm" style:rel-column-width="4630*"/>
    </style:style>
    <style:style style:name="表4.G" style:family="table-column">
      <style:table-column-properties style:column-width="1.293cm" style:rel-column-width="4987*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G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8.5cm" style:rel-width="50%" table:align="left"/>
    </style:style>
    <style:style style:name="表5.A" style:family="table-column">
      <style:table-column-properties style:column-width="1.201cm" style:rel-column-width="4630*"/>
    </style:style>
    <style:style style:name="表5.G" style:family="table-column">
      <style:table-column-properties style:column-width="1.293cm" style:rel-column-width="4987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G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8.5cm" style:rel-width="50%" table:align="left"/>
    </style:style>
    <style:style style:name="表7.A" style:family="table-column">
      <style:table-column-properties style:column-width="1.201cm" style:rel-column-width="4630*"/>
    </style:style>
    <style:style style:name="表7.G" style:family="table-column">
      <style:table-column-properties style:column-width="1.293cm" style:rel-column-width="4987*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G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8.5cm" style:rel-width="50%" table:align="left"/>
    </style:style>
    <style:style style:name="表8.A" style:family="table-column">
      <style:table-column-properties style:column-width="1.201cm" style:rel-column-width="4630*"/>
    </style:style>
    <style:style style:name="表8.G" style:family="table-column">
      <style:table-column-properties style:column-width="1.293cm" style:rel-column-width="4987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G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8.5cm" style:rel-width="50%" table:align="left"/>
    </style:style>
    <style:style style:name="表9.A" style:family="table-column">
      <style:table-column-properties style:column-width="1.201cm" style:rel-column-width="4630*"/>
    </style:style>
    <style:style style:name="表9.G" style:family="table-column">
      <style:table-column-properties style:column-width="1.293cm" style:rel-column-width="4987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G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5cm" style:rel-width="50%" table:align="left"/>
    </style:style>
    <style:style style:name="表10.A" style:family="table-column">
      <style:table-column-properties style:column-width="1.201cm" style:rel-column-width="4630*"/>
    </style:style>
    <style:style style:name="表10.G" style:family="table-column">
      <style:table-column-properties style:column-width="1.293cm" style:rel-column-width="4987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G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8.5cm" style:rel-width="50%" table:align="left"/>
    </style:style>
    <style:style style:name="表11.A" style:family="table-column">
      <style:table-column-properties style:column-width="1.201cm" style:rel-column-width="4630*"/>
    </style:style>
    <style:style style:name="表11.G" style:family="table-column">
      <style:table-column-properties style:column-width="1.293cm" style:rel-column-width="4987*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G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5cm" style:rel-width="50%" table:align="left"/>
    </style:style>
    <style:style style:name="表6.A" style:family="table-column">
      <style:table-column-properties style:column-width="1.201cm" style:rel-column-width="4630*"/>
    </style:style>
    <style:style style:name="表6.G" style:family="table-column">
      <style:table-column-properties style:column-width="1.293cm" style:rel-column-width="4987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G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8.5cm" style:rel-width="50%" table:align="left"/>
    </style:style>
    <style:style style:name="表12.A" style:family="table-column">
      <style:table-column-properties style:column-width="1.201cm" style:rel-column-width="4630*"/>
    </style:style>
    <style:style style:name="表12.G" style:family="table-column">
      <style:table-column-properties style:column-width="1.293cm" style:rel-column-width="4987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G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G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size-asian="14pt" style:font-size-complex="14p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9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10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17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19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language-asian="ja" style:country-asian="JP"/>
    </style:style>
    <style:style style:name="P22" style:family="paragraph" style:parent-style-name="Table_20_Contents">
      <style:paragraph-properties fo:text-align="center" style:justify-single-word="false"/>
      <style:text-properties fo:color="#000000"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ff" style:language-asian="ja" style:country-asian="JP"/>
    </style:style>
    <style:style style:name="P24" style:family="paragraph" style:parent-style-name="Standard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normal" style:font-weight-asian="normal" style:font-size-complex="14pt"/>
    </style:style>
    <style:style style:name="P25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44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tyle-asian="normal" style:font-weight-asian="normal" style:font-size-complex="14pt"/>
    </style:style>
    <style:style style:name="P2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language-asian="ja" style:country-asian="JP" style:font-style-asian="normal" style:font-weight-asian="normal" style:font-size-complex="14pt"/>
    </style:style>
    <style:style style:name="P3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4pt" style:text-underline-style="none" style:text-blinking="false" fo:background-color="transparent" style:font-name-asian="Arial" style:font-size-asian="14pt" style:font-size-complex="14pt"/>
    </style:style>
    <style:style style:name="P3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bold"/>
    </style:style>
    <style:style style:name="P32" style:family="paragraph" style:parent-style-name="Text_20_body">
      <style:paragraph-properties fo:margin-top="0cm" fo:margin-bottom="0cm" fo:line-height="120%" style:writing-mode="lr-tb">
        <style:tab-stops>
          <style:tab-stop style:position="16.875cm"/>
        </style:tab-stops>
      </style:paragraph-properties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99" style:font-name-asian="Arial" style:font-size-asian="28pt" style:language-asian="ja" style:country-asian="JP" style:font-style-asian="normal" style:font-weight-asian="normal" style:font-size-complex="28pt"/>
    </style:style>
    <style:style style:name="P33" style:family="paragraph" style:parent-style-name="Text_20_body">
      <style:paragraph-properties fo:margin-top="0.423cm" fo:margin-bottom="0.423cm" fo:line-height="179%" style:writing-mode="lr-tb">
        <style:tab-stops>
          <style:tab-stop style:position="16.875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>
      <style:paragraph-properties fo:margin-top="0.423cm" fo:margin-bottom="0.423cm" fo:line-height="179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font-style="normal" fo:font-weight="normal"/>
    </style:style>
    <style:style style:name="T3" style:family="text">
      <style:text-properties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--------------------------------------------------------------------- [20200125_134948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" table:style-name="表1">
        <table:table-column table:style-name="表1.A" table:number-columns-repeated="6"/>
        <table:table-column table:style-name="表1.G"/>
        <table:table-row>
          <table:table-cell table:style-name="表1.A1" office:value-type="string">
            <text:p text:style-name="Table_20_Contents">（月）</text:p>
          </table:table-cell>
          <table:table-cell table:style-name="表1.A1" office:value-type="string">
            <text:p text:style-name="Table_20_Contents">（<text:span text:style-name="T1">火）</text:span></text:p>
          </table:table-cell>
          <table:table-cell table:style-name="表1.A1" office:value-type="string">
            <text:p text:style-name="Table_20_Contents">（水）</text:p>
          </table:table-cell>
          <table:table-cell table:style-name="表1.A1" office:value-type="string">
            <text:p text:style-name="Table_20_Contents">（木）</text:p>
          </table:table-cell>
          <table:table-cell table:style-name="表1.A1" office:value-type="string">
            <text:p text:style-name="Table_20_Contents">1/31（金）</text:p>
          </table:table-cell>
          <table:table-cell table:style-name="表1.A1" office:value-type="string">
            <text:p text:style-name="Table_20_Contents">2/1（土）</text:p>
          </table:table-cell>
          <table:table-cell table:style-name="表1.G1" office:value-type="string">
            <text:p text:style-name="Table_20_Contents">（日）</text:p>
          </table:table-cell>
        </table:table-row>
        <table:table-row>
          <table:table-cell table:style-name="表1.A2" office:value-type="string">
            <text:p text:style-name="P15">-</text:p>
          </table:table-cell>
          <table:table-cell table:style-name="表1.A2" office:value-type="string">
            <text:p text:style-name="P16">-</text:p>
          </table:table-cell>
          <table:table-cell table:style-name="表1.A2" office:value-type="string">
            <text:p text:style-name="P17">-</text:p>
          </table:table-cell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18">○</text:p>
          </table:table-cell>
          <table:table-cell table:style-name="表1.A2" office:value-type="string">
            <text:p text:style-name="P18">○</text:p>
          </table:table-cell>
          <table:table-cell table:style-name="表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1.27(<text:span text:style-name="T3">月</text:span>) ~ 2020.2.2(<text:span text:style-name="T3">日</text:span>)</text:p>
      <text:p text:style-name="P5"/>
      <text:p text:style-name="P8"/>
      <text:p text:style-name="P10">---------------------------------------------------------------------- [20200203_144948]</text:p>
      <text:p text:style-name="P2">お疲れ様です。</text:p>
      <text:p text:style-name="P3">遅くなりすみません。</text:p>
      <text:p text:style-name="P3">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2" table:style-name="表2">
        <table:table-column table:style-name="表2.A" table:number-columns-repeated="6"/>
        <table:table-column table:style-name="表2.G"/>
        <table:table-row>
          <table:table-cell table:style-name="表2.A1" office:value-type="string">
            <text:p text:style-name="Table_20_Contents">（月）</text:p>
          </table:table-cell>
          <table:table-cell table:style-name="表2.A1" office:value-type="string">
            <text:p text:style-name="Table_20_Contents">（<text:span text:style-name="T1">火）</text:span></text:p>
          </table:table-cell>
          <table:table-cell table:style-name="表2.A1" office:value-type="string">
            <text:p text:style-name="Table_20_Contents">（水）</text:p>
          </table:table-cell>
          <table:table-cell table:style-name="表2.A1" office:value-type="string">
            <text:p text:style-name="Table_20_Contents">（木）</text:p>
          </table:table-cell>
          <table:table-cell table:style-name="表2.A1" office:value-type="string">
            <text:p text:style-name="Table_20_Contents">2/7（金）</text:p>
          </table:table-cell>
          <table:table-cell table:style-name="表2.A1" office:value-type="string">
            <text:p text:style-name="Table_20_Contents">2/8（土）</text:p>
          </table:table-cell>
          <table:table-cell table:style-name="表2.G1" office:value-type="string">
            <text:p text:style-name="Table_20_Contents">（日）</text:p>
          </table:table-cell>
        </table:table-row>
        <table:table-row>
          <table:table-cell table:style-name="表2.A2" office:value-type="string">
            <text:p text:style-name="P15">-</text:p>
          </table:table-cell>
          <table:table-cell table:style-name="表2.A2" office:value-type="string">
            <text:p text:style-name="P16">-</text:p>
          </table:table-cell>
          <table:table-cell table:style-name="表2.A2" office:value-type="string">
            <text:p text:style-name="P17">-</text:p>
          </table:table-cell>
          <table:table-cell table:style-name="表2.A2" office:value-type="string">
            <text:p text:style-name="P18"/>
          </table:table-cell>
          <table:table-cell table:style-name="表2.A2" office:value-type="string">
            <text:p text:style-name="P18">○</text:p>
          </table:table-cell>
          <table:table-cell table:style-name="表2.A2" office:value-type="string">
            <text:p text:style-name="P18">○</text:p>
          </table:table-cell>
          <table:table-cell table:style-name="表2.G2" office:value-type="string">
            <text:p text:style-name="P15">-</text:p>
          </table:table-cell>
        </table:table-row>
      </table:table>
      <text:p text:style-name="Text_20_body"><text:soft-page-break/></text:p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3(<text:span text:style-name="T3">月</text:span>) ~ 2020.2.9(<text:span text:style-name="T3">日</text:span>)</text:p>
      <text:p text:style-name="P6"/>
      <text:p text:style-name="P9"/>
      <text:p text:style-name="P10">---------------------------------------------------------------------- [20200209_161826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3" table:style-name="表3">
        <table:table-column table:style-name="表3.A" table:number-columns-repeated="6"/>
        <table:table-column table:style-name="表3.G"/>
        <table:table-row>
          <table:table-cell table:style-name="表3.A1" office:value-type="string">
            <text:p text:style-name="Table_20_Contents">（月）</text:p>
          </table:table-cell>
          <table:table-cell table:style-name="表3.A1" office:value-type="string">
            <text:p text:style-name="Table_20_Contents">（<text:span text:style-name="T1">火）</text:span></text:p>
          </table:table-cell>
          <table:table-cell table:style-name="表3.A1" office:value-type="string">
            <text:p text:style-name="Table_20_Contents">（水）</text:p>
          </table:table-cell>
          <table:table-cell table:style-name="表3.A1" office:value-type="string">
            <text:p text:style-name="Table_20_Contents">（木）</text:p>
          </table:table-cell>
          <table:table-cell table:style-name="表3.A1" office:value-type="string">
            <text:p text:style-name="Table_20_Contents">2/14（金）</text:p>
          </table:table-cell>
          <table:table-cell table:style-name="表3.A1" office:value-type="string">
            <text:p text:style-name="Table_20_Contents">2/15（土）</text:p>
          </table:table-cell>
          <table:table-cell table:style-name="表3.G1" office:value-type="string">
            <text:p text:style-name="Table_20_Contents">（日）</text:p>
          </table:table-cell>
        </table:table-row>
        <table:table-row>
          <table:table-cell table:style-name="表3.A2" office:value-type="string">
            <text:p text:style-name="P15">-</text:p>
          </table:table-cell>
          <table:table-cell table:style-name="表3.A2" office:value-type="string">
            <text:p text:style-name="P16">-</text:p>
          </table:table-cell>
          <table:table-cell table:style-name="表3.A2" office:value-type="string">
            <text:p text:style-name="P17">-</text:p>
          </table:table-cell>
          <table:table-cell table:style-name="表3.A2" office:value-type="string">
            <text:p text:style-name="P18"/>
          </table:table-cell>
          <table:table-cell table:style-name="表3.A2" office:value-type="string">
            <text:p text:style-name="P18">○</text:p>
          </table:table-cell>
          <table:table-cell table:style-name="表3.A2" office:value-type="string">
            <text:p text:style-name="P18">○</text:p>
          </table:table-cell>
          <table:table-cell table:style-name="表3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1"><text:span text:style-name="T3">【作業員　岩淵謙 </text:span>/ <text:span text:style-name="T3">作業日希望連絡】 作業希望週　2020</text:span>.2.10(<text:span text:style-name="T3">月</text:span>) ~ 2020.2.16(<text:span text:style-name="T3">日</text:span>)</text:p>
      <text:p text:style-name="P9"/>
      <text:p text:style-name="P10">---------------------------------------------------------------------- [20200217_135417]</text:p>
      <text:p text:style-name="P2">お疲れ様です。</text:p>
      <text:p text:style-name="P3">今週の作業希望日の連絡です。</text:p>
      <text:p text:style-name="P3">よろしくお願いします。</text:p>
      <text:p text:style-name="P2">岩淵</text:p>
      <text:p text:style-name="P4"><text:soft-page-break/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4" table:style-name="表4">
        <table:table-column table:style-name="表4.A" table:number-columns-repeated="6"/>
        <table:table-column table:style-name="表4.G"/>
        <table:table-row>
          <table:table-cell table:style-name="表4.A1" office:value-type="string">
            <text:p text:style-name="Table_20_Contents">（月）</text:p>
          </table:table-cell>
          <table:table-cell table:style-name="表4.A1" office:value-type="string">
            <text:p text:style-name="Table_20_Contents">（<text:span text:style-name="T1">火）</text:span></text:p>
          </table:table-cell>
          <table:table-cell table:style-name="表4.A1" office:value-type="string">
            <text:p text:style-name="Table_20_Contents">（水）</text:p>
          </table:table-cell>
          <table:table-cell table:style-name="表4.A1" office:value-type="string">
            <text:p text:style-name="Table_20_Contents">（木）</text:p>
          </table:table-cell>
          <table:table-cell table:style-name="表4.A1" office:value-type="string">
            <text:p text:style-name="Table_20_Contents">2/21（金）</text:p>
          </table:table-cell>
          <table:table-cell table:style-name="表4.A1" office:value-type="string">
            <text:p text:style-name="Table_20_Contents">2/22（土）</text:p>
          </table:table-cell>
          <table:table-cell table:style-name="表4.G1" office:value-type="string">
            <text:p text:style-name="Table_20_Contents">（日）</text:p>
          </table:table-cell>
        </table:table-row>
        <table:table-row>
          <table:table-cell table:style-name="表4.A2" office:value-type="string">
            <text:p text:style-name="P15">-</text:p>
          </table:table-cell>
          <table:table-cell table:style-name="表4.A2" office:value-type="string">
            <text:p text:style-name="P16">-</text:p>
          </table:table-cell>
          <table:table-cell table:style-name="表4.A2" office:value-type="string">
            <text:p text:style-name="P17">-</text:p>
          </table:table-cell>
          <table:table-cell table:style-name="表4.A2" office:value-type="string">
            <text:p text:style-name="P18"/>
          </table:table-cell>
          <table:table-cell table:style-name="表4.A2" office:value-type="string">
            <text:p text:style-name="P18">○</text:p>
          </table:table-cell>
          <table:table-cell table:style-name="表4.A2" office:value-type="string">
            <text:p text:style-name="P18">○</text:p>
          </table:table-cell>
          <table:table-cell table:style-name="表4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17(<text:span text:style-name="T3">月</text:span>) ~ 2020.2.23(<text:span text:style-name="T3">日</text:span>)</text:p>
      <text:p text:style-name="P9"/>
      <text:p text:style-name="P10">---------------------------------------------------------------------- [20200224_131808]</text:p>
      <text:p text:style-name="P2">お疲れ様です。</text:p>
      <text:p text:style-name="P3">遅れました。今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5" table:style-name="表5">
        <table:table-column table:style-name="表5.A" table:number-columns-repeated="6"/>
        <table:table-column table:style-name="表5.G"/>
        <table:table-row>
          <table:table-cell table:style-name="表5.A1" office:value-type="string">
            <text:p text:style-name="Table_20_Contents">（月）</text:p>
          </table:table-cell>
          <table:table-cell table:style-name="表5.A1" office:value-type="string">
            <text:p text:style-name="Table_20_Contents">（<text:span text:style-name="T1">火）</text:span></text:p>
          </table:table-cell>
          <table:table-cell table:style-name="表5.A1" office:value-type="string">
            <text:p text:style-name="Table_20_Contents">（水）</text:p>
          </table:table-cell>
          <table:table-cell table:style-name="表5.A1" office:value-type="string">
            <text:p text:style-name="Table_20_Contents">（木）</text:p>
          </table:table-cell>
          <table:table-cell table:style-name="表5.A1" office:value-type="string">
            <text:p text:style-name="Table_20_Contents">2/28（金）</text:p>
          </table:table-cell>
          <table:table-cell table:style-name="表5.A1" office:value-type="string">
            <text:p text:style-name="Table_20_Contents">2/29（土）</text:p>
          </table:table-cell>
          <table:table-cell table:style-name="表5.G1" office:value-type="string">
            <text:p text:style-name="Table_20_Contents">（日）</text:p>
          </table:table-cell>
        </table:table-row>
        <table:table-row>
          <table:table-cell table:style-name="表5.A2" office:value-type="string">
            <text:p text:style-name="P15">-</text:p>
          </table:table-cell>
          <table:table-cell table:style-name="表5.A2" office:value-type="string">
            <text:p text:style-name="P16">-</text:p>
          </table:table-cell>
          <table:table-cell table:style-name="表5.A2" office:value-type="string">
            <text:p text:style-name="P17">-</text:p>
          </table:table-cell>
          <table:table-cell table:style-name="表5.A2" office:value-type="string">
            <text:p text:style-name="P18"/>
          </table:table-cell>
          <table:table-cell table:style-name="表5.A2" office:value-type="string">
            <text:p text:style-name="P18">○</text:p>
          </table:table-cell>
          <table:table-cell table:style-name="表5.A2" office:value-type="string">
            <text:p text:style-name="P18">○</text:p>
          </table:table-cell>
          <table:table-cell table:style-name="表5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2.24(<text:span text:style-name="T3">月</text:span>) ~ 2020.3.1(<text:span text:style-name="T3">日</text:span>)</text:p>
      <text:p text:style-name="P9"/>
      <text:p text:style-name="P10">---------------------------------------------------------------------- [20200301_174200]</text:p>
      <text:p text:style-name="P2">お疲れ様です。</text:p>
      <text:p text:style-name="P3"><text:soft-page-break/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7" table:style-name="表7">
        <table:table-column table:style-name="表7.A" table:number-columns-repeated="6"/>
        <table:table-column table:style-name="表7.G"/>
        <table:table-row>
          <table:table-cell table:style-name="表7.A1" office:value-type="string">
            <text:p text:style-name="Table_20_Contents">（月）</text:p>
          </table:table-cell>
          <table:table-cell table:style-name="表7.A1" office:value-type="string">
            <text:p text:style-name="Table_20_Contents">（<text:span text:style-name="T1">火）</text:span></text:p>
          </table:table-cell>
          <table:table-cell table:style-name="表7.A1" office:value-type="string">
            <text:p text:style-name="Table_20_Contents">（水）</text:p>
          </table:table-cell>
          <table:table-cell table:style-name="表7.A1" office:value-type="string">
            <text:p text:style-name="Table_20_Contents">（木）</text:p>
          </table:table-cell>
          <table:table-cell table:style-name="表7.A1" office:value-type="string">
            <text:p text:style-name="Table_20_Contents">3/6（金）</text:p>
          </table:table-cell>
          <table:table-cell table:style-name="表7.A1" office:value-type="string">
            <text:p text:style-name="Table_20_Contents">3/7（土）</text:p>
          </table:table-cell>
          <table:table-cell table:style-name="表7.G1" office:value-type="string">
            <text:p text:style-name="Table_20_Contents">（日）</text:p>
          </table:table-cell>
        </table:table-row>
        <table:table-row>
          <table:table-cell table:style-name="表7.A2" office:value-type="string">
            <text:p text:style-name="P15">-</text:p>
          </table:table-cell>
          <table:table-cell table:style-name="表7.A2" office:value-type="string">
            <text:p text:style-name="P16">-</text:p>
          </table:table-cell>
          <table:table-cell table:style-name="表7.A2" office:value-type="string">
            <text:p text:style-name="P17">-</text:p>
          </table:table-cell>
          <table:table-cell table:style-name="表7.A2" office:value-type="string">
            <text:p text:style-name="P18"/>
          </table:table-cell>
          <table:table-cell table:style-name="表7.A2" office:value-type="string">
            <text:p text:style-name="P18">○</text:p>
          </table:table-cell>
          <table:table-cell table:style-name="表7.A2" office:value-type="string">
            <text:p text:style-name="P18">○</text:p>
          </table:table-cell>
          <table:table-cell table:style-name="表7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(<text:span text:style-name="T3">月</text:span>) ~ 2020.3.8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07_131620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8" table:style-name="表8">
        <table:table-column table:style-name="表8.A" table:number-columns-repeated="6"/>
        <table:table-column table:style-name="表8.G"/>
        <table:table-row>
          <table:table-cell table:style-name="表8.A1" office:value-type="string">
            <text:p text:style-name="Table_20_Contents">（月）</text:p>
          </table:table-cell>
          <table:table-cell table:style-name="表8.A1" office:value-type="string">
            <text:p text:style-name="Table_20_Contents">（<text:span text:style-name="T1">火）</text:span></text:p>
          </table:table-cell>
          <table:table-cell table:style-name="表8.A1" office:value-type="string">
            <text:p text:style-name="Table_20_Contents">（水）</text:p>
          </table:table-cell>
          <table:table-cell table:style-name="表8.A1" office:value-type="string">
            <text:p text:style-name="Table_20_Contents">（木）</text:p>
          </table:table-cell>
          <table:table-cell table:style-name="表8.A1" office:value-type="string">
            <text:p text:style-name="Table_20_Contents">3/13（金）</text:p>
          </table:table-cell>
          <table:table-cell table:style-name="表8.A1" office:value-type="string">
            <text:p text:style-name="Table_20_Contents">3/14（土）</text:p>
          </table:table-cell>
          <table:table-cell table:style-name="表8.G1" office:value-type="string">
            <text:p text:style-name="Table_20_Contents">（日）</text:p>
          </table:table-cell>
        </table:table-row>
        <table:table-row>
          <table:table-cell table:style-name="表8.A2" office:value-type="string">
            <text:p text:style-name="P15">-</text:p>
          </table:table-cell>
          <table:table-cell table:style-name="表8.A2" office:value-type="string">
            <text:p text:style-name="P16">-</text:p>
          </table:table-cell>
          <table:table-cell table:style-name="表8.A2" office:value-type="string">
            <text:p text:style-name="P17">-</text:p>
          </table:table-cell>
          <table:table-cell table:style-name="表8.A2" office:value-type="string">
            <text:p text:style-name="P18"/>
          </table:table-cell>
          <table:table-cell table:style-name="表8.A2" office:value-type="string">
            <text:p text:style-name="P18">○</text:p>
          </table:table-cell>
          <table:table-cell table:style-name="表8.A2" office:value-type="string">
            <text:p text:style-name="P18">○</text:p>
          </table:table-cell>
          <table:table-cell table:style-name="表8.G2" office:value-type="string">
            <text:p text:style-name="P15">-</text:p>
          </table:table-cell>
        </table:table-row>
      </table:table>
      <text:p text:style-name="P19"/>
      <text:p text:style-name="P13"/>
      <text:p text:style-name="P12"><text:soft-page-break/><text:span text:style-name="T3">【作業員　岩淵謙 </text:span>/ <text:span text:style-name="T3">作業日希望連絡】 作業希望週　2020</text:span>.3.9(<text:span text:style-name="T3">月</text:span>) ~ 2020.3.15(<text:span text:style-name="T3">日</text:span>)</text:p>
      <text:p text:style-name="P6"/>
      <text:p text:style-name="P9"/>
      <text:p text:style-name="P6"/>
      <text:p text:style-name="P10">---------------------------------------------------------------------- [20200314_16141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9" table:style-name="表9">
        <table:table-column table:style-name="表9.A" table:number-columns-repeated="6"/>
        <table:table-column table:style-name="表9.G"/>
        <table:table-row>
          <table:table-cell table:style-name="表9.A1" office:value-type="string">
            <text:p text:style-name="Table_20_Contents">（月）</text:p>
          </table:table-cell>
          <table:table-cell table:style-name="表9.A1" office:value-type="string">
            <text:p text:style-name="Table_20_Contents">（<text:span text:style-name="T1">火）</text:span></text:p>
          </table:table-cell>
          <table:table-cell table:style-name="表9.A1" office:value-type="string">
            <text:p text:style-name="Table_20_Contents">（水）</text:p>
          </table:table-cell>
          <table:table-cell table:style-name="表9.A1" office:value-type="string">
            <text:p text:style-name="Table_20_Contents">（木）</text:p>
          </table:table-cell>
          <table:table-cell table:style-name="表9.A1" office:value-type="string">
            <text:p text:style-name="Table_20_Contents">3/20（金）</text:p>
          </table:table-cell>
          <table:table-cell table:style-name="表9.A1" office:value-type="string">
            <text:p text:style-name="Table_20_Contents">3/21（土）</text:p>
          </table:table-cell>
          <table:table-cell table:style-name="表9.G1" office:value-type="string">
            <text:p text:style-name="Table_20_Contents">（日）</text:p>
          </table:table-cell>
        </table:table-row>
        <table:table-row>
          <table:table-cell table:style-name="表9.A2" office:value-type="string">
            <text:p text:style-name="P15">-</text:p>
          </table:table-cell>
          <table:table-cell table:style-name="表9.A2" office:value-type="string">
            <text:p text:style-name="P16">-</text:p>
          </table:table-cell>
          <table:table-cell table:style-name="表9.A2" office:value-type="string">
            <text:p text:style-name="P17">-</text:p>
          </table:table-cell>
          <table:table-cell table:style-name="表9.A2" office:value-type="string">
            <text:p text:style-name="P18"/>
          </table:table-cell>
          <table:table-cell table:style-name="表9.A2" office:value-type="string">
            <text:p text:style-name="P18">○</text:p>
          </table:table-cell>
          <table:table-cell table:style-name="表9.A2" office:value-type="string">
            <text:p text:style-name="P18">○</text:p>
          </table:table-cell>
          <table:table-cell table:style-name="表9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16(<text:span text:style-name="T3">月</text:span>) ~ 2020.3.22(<text:span text:style-name="T3">日</text:span>)</text:p>
      <text:p text:style-name="P10">---------------------------------------------------------------------- [20200322_161007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0" table:style-name="表10">
        <table:table-column table:style-name="表10.A" table:number-columns-repeated="6"/>
        <table:table-column table:style-name="表10.G"/>
        <table:table-row>
          <table:table-cell table:style-name="表10.A1" office:value-type="string">
            <text:p text:style-name="Table_20_Contents">（月）</text:p>
          </table:table-cell>
          <table:table-cell table:style-name="表10.A1" office:value-type="string">
            <text:p text:style-name="Table_20_Contents">（<text:span text:style-name="T1">火）</text:span></text:p>
          </table:table-cell>
          <table:table-cell table:style-name="表10.A1" office:value-type="string">
            <text:p text:style-name="Table_20_Contents">（水）</text:p>
          </table:table-cell>
          <table:table-cell table:style-name="表10.A1" office:value-type="string">
            <text:p text:style-name="Table_20_Contents">（木）</text:p>
          </table:table-cell>
          <table:table-cell table:style-name="表10.A1" office:value-type="string">
            <text:p text:style-name="Table_20_Contents">3/27<text:soft-page-break/>（金）</text:p>
          </table:table-cell>
          <table:table-cell table:style-name="表10.A1" office:value-type="string">
            <text:p text:style-name="Table_20_Contents">3/28<text:soft-page-break/>（土）</text:p>
          </table:table-cell>
          <table:table-cell table:style-name="表10.G1" office:value-type="string">
            <text:p text:style-name="Table_20_Contents">（日）</text:p>
          </table:table-cell>
        </table:table-row>
        <table:table-row>
          <table:table-cell table:style-name="表10.A2" office:value-type="string">
            <text:p text:style-name="P15">-</text:p>
          </table:table-cell>
          <table:table-cell table:style-name="表10.A2" office:value-type="string">
            <text:p text:style-name="P16">-</text:p>
          </table:table-cell>
          <table:table-cell table:style-name="表10.A2" office:value-type="string">
            <text:p text:style-name="P17">-</text:p>
          </table:table-cell>
          <table:table-cell table:style-name="表10.A2" office:value-type="string">
            <text:p text:style-name="P18"/>
          </table:table-cell>
          <table:table-cell table:style-name="表10.A2" office:value-type="string">
            <text:p text:style-name="P18">○</text:p>
          </table:table-cell>
          <table:table-cell table:style-name="表10.A2" office:value-type="string">
            <text:p text:style-name="P18">○</text:p>
          </table:table-cell>
          <table:table-cell table:style-name="表10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23(<text:span text:style-name="T3">月</text:span>) ~ 2020.3.29(<text:span text:style-name="T3">日</text:span>)</text:p>
      <text:p text:style-name="P9"/>
      <text:p text:style-name="P10">---------------------------------------------------------------------- [20200329_165839]</text:p>
      <text:p text:style-name="P2">お疲れ様です。</text:p>
      <text:p text:style-name="P3">来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1" table:style-name="表11">
        <table:table-column table:style-name="表11.A" table:number-columns-repeated="6"/>
        <table:table-column table:style-name="表11.G"/>
        <table:table-row>
          <table:table-cell table:style-name="表11.A1" office:value-type="string">
            <text:p text:style-name="Table_20_Contents">（月）</text:p>
          </table:table-cell>
          <table:table-cell table:style-name="表11.A1" office:value-type="string">
            <text:p text:style-name="Table_20_Contents">（<text:span text:style-name="T1">火）</text:span></text:p>
          </table:table-cell>
          <table:table-cell table:style-name="表11.A1" office:value-type="string">
            <text:p text:style-name="Table_20_Contents">（水）</text:p>
          </table:table-cell>
          <table:table-cell table:style-name="表11.A1" office:value-type="string">
            <text:p text:style-name="Table_20_Contents">（木）</text:p>
          </table:table-cell>
          <table:table-cell table:style-name="表11.A1" office:value-type="string">
            <text:p text:style-name="Table_20_Contents">4/3（金）</text:p>
          </table:table-cell>
          <table:table-cell table:style-name="表11.A1" office:value-type="string">
            <text:p text:style-name="Table_20_Contents">4/4（土）</text:p>
          </table:table-cell>
          <table:table-cell table:style-name="表11.G1" office:value-type="string">
            <text:p text:style-name="Table_20_Contents">（日）</text:p>
          </table:table-cell>
        </table:table-row>
        <table:table-row>
          <table:table-cell table:style-name="表11.A2" office:value-type="string">
            <text:p text:style-name="P15">-</text:p>
          </table:table-cell>
          <table:table-cell table:style-name="表11.A2" office:value-type="string">
            <text:p text:style-name="P16">-</text:p>
          </table:table-cell>
          <table:table-cell table:style-name="表11.A2" office:value-type="string">
            <text:p text:style-name="P17">-</text:p>
          </table:table-cell>
          <table:table-cell table:style-name="表11.A2" office:value-type="string">
            <text:p text:style-name="P18"/>
          </table:table-cell>
          <table:table-cell table:style-name="表11.A2" office:value-type="string">
            <text:p text:style-name="P18">○</text:p>
          </table:table-cell>
          <table:table-cell table:style-name="表11.A2" office:value-type="string">
            <text:p text:style-name="P18">○</text:p>
          </table:table-cell>
          <table:table-cell table:style-name="表11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30(<text:span text:style-name="T3">月</text:span>) ~ 2020.4.5(<text:span text:style-name="T3">日</text:span>)</text:p>
      <text:p text:style-name="P12">[//]</text:p>
      <text:p text:style-name="P9">@@@</text:p>
      <text:p text:style-name="P6"/>
      <text:p text:style-name="P10">---------------------------------------------------------------------- [XXX]</text:p>
      <text:p text:style-name="P2"><text:soft-page-break/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１．作業希望日 （週１日　<text:span text:style-name="T1">金</text:span>、または、<text:span text:style-name="T1">土</text:span>）</text:p>
      <table:table table:name="表12" table:style-name="表12">
        <table:table-column table:style-name="表12.A" table:number-columns-repeated="6"/>
        <table:table-column table:style-name="表12.G"/>
        <table:table-row>
          <table:table-cell table:style-name="表12.A1" office:value-type="string">
            <text:p text:style-name="Table_20_Contents">（月）</text:p>
          </table:table-cell>
          <table:table-cell table:style-name="表12.A1" office:value-type="string">
            <text:p text:style-name="Table_20_Contents">（<text:span text:style-name="T1">火）</text:span></text:p>
          </table:table-cell>
          <table:table-cell table:style-name="表12.A1" office:value-type="string">
            <text:p text:style-name="Table_20_Contents">（水）</text:p>
          </table:table-cell>
          <table:table-cell table:style-name="表12.A1" office:value-type="string">
            <text:p text:style-name="Table_20_Contents">（木）</text:p>
          </table:table-cell>
          <table:table-cell table:style-name="表12.A1" office:value-type="string">
            <text:p text:style-name="Table_20_Contents">3/XX（金）</text:p>
          </table:table-cell>
          <table:table-cell table:style-name="表12.A1" office:value-type="string">
            <text:p text:style-name="Table_20_Contents">3/XX（土）</text:p>
          </table:table-cell>
          <table:table-cell table:style-name="表12.G1" office:value-type="string">
            <text:p text:style-name="Table_20_Contents">（日）</text:p>
          </table:table-cell>
        </table:table-row>
        <table:table-row>
          <table:table-cell table:style-name="表12.A2" office:value-type="string">
            <text:p text:style-name="P15">-</text:p>
          </table:table-cell>
          <table:table-cell table:style-name="表12.A2" office:value-type="string">
            <text:p text:style-name="P16">-</text:p>
          </table:table-cell>
          <table:table-cell table:style-name="表12.A2" office:value-type="string">
            <text:p text:style-name="P17">-</text:p>
          </table:table-cell>
          <table:table-cell table:style-name="表12.A2" office:value-type="string">
            <text:p text:style-name="P18"/>
          </table:table-cell>
          <table:table-cell table:style-name="表12.A2" office:value-type="string">
            <text:p text:style-name="P18">○</text:p>
          </table:table-cell>
          <table:table-cell table:style-name="表12.A2" office:value-type="string">
            <text:p text:style-name="P18">○</text:p>
          </table:table-cell>
          <table:table-cell table:style-name="表12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[//]</text:p>
      <text:p text:style-name="P12"/>
      <text:p text:style-name="P12"/>
      <text:p text:style-name="P6"/>
      <text:p text:style-name="P6">---------------------- [TEMPLATE] 20200224_131852</text:p>
      <text:p text:style-name="P10">---------------------------------------------------------------------- [XXX]</text:p>
      <text:p text:style-name="P2">お疲れ様です。</text:p>
      <text:p text:style-name="P3">XX週の作業希望日の連絡です。</text:p>
      <text:p text:style-name="P3">よろしくお願いします。</text:p>
      <text:p text:style-name="P2">岩淵</text:p>
      <text:p text:style-name="P4"><text:span text:style-name="T2">========== </text:span><text:span text:style-name="T3">記 </text:span><text:span text:style-name="T2">==========</text:span></text:p>
      <text:p text:style-name="P1"><text:soft-page-break/>１．作業希望日 （週１日　<text:span text:style-name="T1">金</text:span>、または、<text:span text:style-name="T1">土</text:span>）</text:p>
      <table:table table:name="表6" table:style-name="表6">
        <table:table-column table:style-name="表6.A" table:number-columns-repeated="6"/>
        <table:table-column table:style-name="表6.G"/>
        <table:table-row>
          <table:table-cell table:style-name="表6.A1" office:value-type="string">
            <text:p text:style-name="Table_20_Contents">（月）</text:p>
          </table:table-cell>
          <table:table-cell table:style-name="表6.A1" office:value-type="string">
            <text:p text:style-name="Table_20_Contents">（<text:span text:style-name="T1">火）</text:span></text:p>
          </table:table-cell>
          <table:table-cell table:style-name="表6.A1" office:value-type="string">
            <text:p text:style-name="Table_20_Contents">（水）</text:p>
          </table:table-cell>
          <table:table-cell table:style-name="表6.A1" office:value-type="string">
            <text:p text:style-name="Table_20_Contents">（木）</text:p>
          </table:table-cell>
          <table:table-cell table:style-name="表6.A1" office:value-type="string">
            <text:p text:style-name="Table_20_Contents">3/XX（金）</text:p>
          </table:table-cell>
          <table:table-cell table:style-name="表6.A1" office:value-type="string">
            <text:p text:style-name="Table_20_Contents">3/XX（土）</text:p>
          </table:table-cell>
          <table:table-cell table:style-name="表6.G1" office:value-type="string">
            <text:p text:style-name="Table_20_Contents">（日）</text:p>
          </table:table-cell>
        </table:table-row>
        <table:table-row>
          <table:table-cell table:style-name="表6.A2" office:value-type="string">
            <text:p text:style-name="P15">-</text:p>
          </table:table-cell>
          <table:table-cell table:style-name="表6.A2" office:value-type="string">
            <text:p text:style-name="P16">-</text:p>
          </table:table-cell>
          <table:table-cell table:style-name="表6.A2" office:value-type="string">
            <text:p text:style-name="P17">-</text:p>
          </table:table-cell>
          <table:table-cell table:style-name="表6.A2" office:value-type="string">
            <text:p text:style-name="P18"/>
          </table:table-cell>
          <table:table-cell table:style-name="表6.A2" office:value-type="string">
            <text:p text:style-name="P18">○</text:p>
          </table:table-cell>
          <table:table-cell table:style-name="表6.A2" office:value-type="string">
            <text:p text:style-name="P18">○</text:p>
          </table:table-cell>
          <table:table-cell table:style-name="表6.G2" office:value-type="string">
            <text:p text:style-name="P15">-</text:p>
          </table:table-cell>
        </table:table-row>
      </table:table>
      <text:p text:style-name="Text_20_body"/>
      <text:p text:style-name="P14">--------------------------------------------------------------------------</text:p>
      <text:p text:style-name="P12"><text:span text:style-name="T3">【作業員　岩淵謙 </text:span>/ <text:span text:style-name="T3">作業日希望連絡】 作業希望週　2020</text:span>.3.XX(<text:span text:style-name="T3">月</text:span>) ~ 2020.3.XX(<text:span text:style-name="T3">日</text:span>)</text:p>
      <text:p text:style-name="P12">[//]</text:p>
      <text:p text:style-name="P12"/>
      <text:p text:style-name="P12"/>
      <text:p text:style-name="P12">/ ---------------------- [TEMPLATE] 20200224_131852 /</text:p>
      <text:p text:style-name="P6">-------------------------------------------------------- [STEPS] 20190821_142911</text:p>
      <text:list xml:id="list5747610593786441097" text:style-name="L1">
        <text:list-item>
          <text:p text:style-name="P25">email</text:p>
          <text:list>
            <text:list-item>
              <text:p text:style-name="P25">C – N (new mail)</text:p>
            </text:list-item>
          </text:list>
        </text:list-item>
        <text:list-item>
          <text:p text:style-name="P25">doc</text:p>
          <text:list>
            <text:list-item>
              <text:p text:style-name="P25">prev lines → DUP</text:p>
            </text:list-item>
            <text:list-item>
              <text:p text:style-name="P25">time label</text:p>
            </text:list-item>
            <text:list-item>
              <text:p text:style-name="P25">console : “t”</text:p>
              <text:list>
                <text:list-item>
                  <text:p text:style-name="P25">date table → update</text:p>
                </text:list-item>
              </text:list>
            </text:list-item>
            <text:list-item>
              <text:p text:style-name="P25">mail title line</text:p>
            </text:list-item>
            <text:list-item>
              <text:p text:style-name="P25">message sentences : “作業希望週”</text:p>
            </text:list-item>
          </text:list>
        </text:list-item>
        <text:list-item>
          <text:p text:style-name="P25">email</text:p>
          <text:list>
            <text:list-item>
              <text:p text:style-name="P25">C/P</text:p>
              <text:list>
                <text:list-item>
                  <text:p text:style-name="P25">title line : “subject”</text:p>
                </text:list-item>
                <text:list-item>
                  <text:p text:style-name="P25"><text:soft-page-break/>main lines</text:p>
                </text:list-item>
              </text:list>
            </text:list-item>
            <text:list-item>
              <text:p text:style-name="P25">F6 (move to “To” box)</text:p>
            </text:list-item>
            <text:list-item>
              <text:p text:style-name="P25">“yoko” &gt; Ret (auto suggestion → choose)</text:p>
            </text:list-item>
            <text:list-item>
              <text:p text:style-name="P25">validate</text:p>
              <text:list>
                <text:list-item>
                  <text:p text:style-name="P25">希望日（日付は、変更したか？）</text:p>
                </text:list-item>
                <text:list-item>
                  <text:p text:style-name="P25">message</text:p>
                  <text:list>
                    <text:list-item>
                      <text:p text:style-name="P25">“来週の” (OR “今週の”)</text:p>
                    </text:list-item>
                  </text:list>
                </text:list-item>
                <text:list-item>
                  <text:p text:style-name="P25">件名　=&gt;　希望週の期間、来週分か？</text:p>
                </text:list-item>
              </text:list>
            </text:list-item>
            <text:list-item>
              <text:p text:style-name="P25">C – Ret (send)</text:p>
            </text:list-item>
          </text:list>
        </text:list-item>
        <text:list-item>
          <text:p text:style-name="P25">mailer</text:p>
          <text:list>
            <text:list-item>
              <text:p text:style-name="P25">“送信済み” → select</text:p>
            </text:list-item>
            <text:list-item>
              <text:p text:style-name="P25">validate</text:p>
              <text:list>
                <text:list-item>
                  <text:p text:style-name="P25">期間</text:p>
                  <text:list>
                    <text:list-item>
                      <text:p text:style-name="P27">件名</text:p>
                    </text:list-item>
                    <text:list-item>
                      <text:p text:style-name="P27">本文内</text:p>
                    </text:list-item>
                  </text:list>
                </text:list-item>
                <text:list-item>
                  <text:p text:style-name="P25">希望日</text:p>
                </text:list-item>
                <text:list-item>
                  <text:p text:style-name="P25">送信先</text:p>
                </text:list-item>
              </text:list>
            </text:list-item>
          </text:list>
        </text:list-item>
        <text:list-item>
          <text:p text:style-name="P25">doc</text:p>
          <text:list>
            <text:list-item>
              <text:p text:style-name="P25">move → “@@@”</text:p>
            </text:list-item>
          </text:list>
        </text:list-item>
        <text:list-item>
          <text:p text:style-name="P25">close</text:p>
          <text:list>
            <text:list-item>
              <text:p text:style-name="P25">folders</text:p>
            </text:list-item>
            <text:list-item>
              <text:p text:style-name="P25">this</text:p>
            </text:list-item>
          </text:list>
        </text:list-item>
        <text:list-item>
          <text:p text:style-name="P25">complete</text:p>
        </text:list-item>
      </text:list>
      <text:p text:style-name="P5"/>
      <text:p text:style-name="P7">/-------------------------------------------------------- [/STEPS] 20190821_142911</text:p>
      <text:p text:style-name="P5"><text:line-break/>=================== EOF 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1-25T13:46:57.98</meta:creation-date>
    <dc:date>2020-03-29T17:07:19.89</dc:date>
    <dc:creator>iwabuchi ken</dc:creator>
    <meta:editing-duration>PT1H3M26S</meta:editing-duration>
    <meta:editing-cycles>16</meta:editing-cycles>
    <meta:generator>OpenOffice/4.1.3$Win32 OpenOffice.org_project/413m1$Build-9783</meta:generator>
    <meta:document-statistic meta:table-count="12" meta:image-count="0" meta:object-count="0" meta:page-count="9" meta:paragraph-count="308" meta:word-count="1596" meta:character-count="4617"/>
  </office:meta>
</office:document-meta>
</file>